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F000000486DB1147798A6130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.157cm" fo:min-width="0.221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4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wrap"/>
    </style:style>
    <style:style style:name="gr6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7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0.99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0.129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4a7ebb" draw:marker-start="" draw:marker-end="" draw:marker-end-width="0.53cm" draw:marker-end-center="true" draw:fill="none" draw:textarea-vertical-align="top" draw:auto-grow-height="false" fo:min-height="0cm" fo:min-width="1.00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4a7ebb" draw:marker-start="" draw:marker-end="msArrowOpenEnd_20_5" draw:marker-end-width="0.477cm" draw:marker-end-center="false" draw:fill="none" draw:textarea-vertical-align="top" draw:auto-grow-height="false" fo:min-height="0cm" fo:min-width="0.131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1.485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4a7ebb" draw:marker-end="" draw:marker-end-width="0.53cm" draw:marker-end-center="true" draw:fill="none" draw:textarea-vertical-align="top" draw:auto-grow-height="false" fo:min-height="0cm" fo:min-width="0.37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0.469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4a7ebb" draw:marker-end="" draw:marker-end-width="0.53cm" draw:marker-end-center="true" draw:fill="none" draw:textarea-vertical-align="top" draw:auto-grow-height="false" fo:min-height="0cm" fo:min-width="0.999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withoutfill">
      <style:graphic-properties draw:stroke="none" draw:marker-end="Arrow" draw:fill="none" draw:textarea-vertical-align="middle"/>
    </style:style>
    <style:style style:name="gr2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26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2.47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1.028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30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0.973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36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37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2.334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46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47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wrap"/>
    </style:style>
    <style:style style:name="gr48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4.477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106cm" svg:stroke-color="#4a7ebb" draw:marker-end="" draw:marker-end-width="0.477cm" draw:marker-end-center="false" draw:fill="none" draw:textarea-vertical-align="top" draw:auto-grow-height="false" fo:min-height="0cm" fo:min-width="0.685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106cm" svg:stroke-color="#4a7ebb" draw:marker-end="" draw:marker-end-width="0.477cm" draw:marker-end-center="false" draw:fill="none" draw:textarea-vertical-align="top" draw:auto-grow-height="false" fo:min-height="0cm" fo:min-width="1.485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106cm" svg:stroke-color="#4a7ebb" draw:marker-end="" draw:marker-end-width="0.477cm" draw:marker-end-center="false" draw:fill="none" draw:textarea-vertical-align="top" draw:auto-grow-height="false" fo:min-height="1.349cm" fo:min-width="0.915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dash" draw:stroke-dash="Fine_20_Dashed" svg:stroke-width="0.106cm" svg:stroke-color="#4a7ebb" draw:marker-end="" draw:marker-end-width="0.477cm" draw:marker-end-center="false" draw:fill="none" draw:textarea-vertical-align="top" draw:auto-grow-height="false" fo:min-height="2.55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dash" draw:stroke-dash="Fine_20_Dashed" svg:stroke-width="0.106cm" svg:stroke-color="#4a7ebb" draw:marker-end="" draw:marker-end-width="0.477cm" draw:marker-end-center="false" draw:fill="none" draw:textarea-vertical-align="top" draw:auto-grow-height="false" fo:min-height="0cm" fo:min-width="1.801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Fine_20_Dashed" svg:stroke-width="0.1cm" svg:stroke-color="#ff0000" draw:marker-start-width="0.191cm" draw:marker-end="" draw:marker-end-width="0.468cm" draw:marker-end-center="false" draw:fill="none" draw:textarea-vertical-align="top" draw:auto-grow-height="false" fo:min-height="1.349cm" fo:min-width="0cm" fo:padding-top="0.122cm" fo:padding-bottom="0.122cm" fo:padding-left="0.247cm" fo:padding-right="0.247cm" fo:wrap-option="wrap"/>
    </style:style>
    <style:style style:name="gr67" style:family="graphic" style:parent-style-name="standard">
      <style:graphic-properties draw:stroke="dash" draw:stroke-dash="Fine_20_Dashed" svg:stroke-width="0.1cm" svg:stroke-color="#ff0000" draw:marker-start-width="0.191cm" draw:marker-end="" draw:marker-end-width="0.468cm" draw:marker-end-center="false" draw:fill="none" draw:textarea-vertical-align="top" draw:auto-grow-height="false" fo:min-height="0cm" fo:min-width="4.306cm" fo:padding-top="0.122cm" fo:padding-bottom="0.122cm" fo:padding-left="0.247cm" fo:padding-right="0.247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draw:stroke-dash="Fine_20_Dashed" svg:stroke-width="0.05cm" svg:stroke-color="#ff0000" draw:marker-start="Extrémités_20_de_20_flèche_20_3" draw:marker-start-width="0.116cm" draw:marker-end="" draw:marker-end-width="0.393cm" draw:marker-end-center="false" draw:fill="none" draw:textarea-vertical-align="top" draw:auto-grow-height="false" fo:min-height="1.004cm" fo:min-width="1.156cm" fo:padding-top="0.097cm" fo:padding-bottom="0.097cm" fo:padding-left="0.222cm" fo:padding-right="0.222cm" fo:wrap-option="wrap"/>
    </style:style>
    <style:style style:name="gr70" style:family="graphic" style:parent-style-name="standard">
      <style:graphic-properties draw:fill-color="#00ff00" draw:textarea-vertical-align="middle"/>
    </style:style>
    <style:style style:name="gr71" style:family="graphic" style:parent-style-name="standard">
      <style:graphic-properties draw:stroke="none" draw:fill="none" fo:min-height="1.279cm"/>
    </style:style>
    <style:style style:name="gr72" style:family="graphic" style:parent-style-name="standard">
      <style:graphic-properties draw:stroke="none" draw:fill="none" fo:min-height="1.479cm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6" style:family="graphic">
      <style:graphic-properties style:protect="size"/>
    </style:style>
    <style:style style:name="pr1" style:family="presentation" style:parent-style-name="toto-notes">
      <style:graphic-properties draw:fill-color="#ffffff" fo:min-height="13.365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0000" fo:font-size="12pt" style:font-size-asian="12pt" style:font-size-complex="12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-color="#00ff0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font-weight="bold" style:font-size-asian="24pt" style:font-weight-asian="bold" style:font-size-complex="24pt" style:font-weight-complex="bold" fo:hyphenate="fals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to" presentation:presentation-page-layout-name="AL1T0">
        <office:forms form:automatic-focus="false" form:apply-design-mode="false"/>
        <draw:g>
          <draw:g draw:name="Groupe 26">
            <draw:line draw:name="Connecteur droit 21" draw:style-name="gr1" draw:text-style-name="P1" draw:layer="layout" svg:x1="21.33cm" svg:y1="11.274cm" svg:x2="21.33cm" svg:y2="11.887cm">
              <text:p/>
            </draw:line>
            <draw:custom-shape draw:name="Triangle isocèle 22" draw:style-name="gr2" draw:text-style-name="P2" draw:layer="layout" svg:width="0.721cm" svg:height="0.407cm" svg:x="20.97cm" svg:y="11.85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ZoneTexte 34" draw:style-name="gr3" draw:text-style-name="P4" draw:layer="layout" svg:width="2.828cm" svg:height="1.636cm" svg:x="20.227cm" svg:y="9.609cm">
            <text:p text:style-name="P3"><text:span text:style-name="T1">Vehic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2" draw:style-name="gr4" draw:text-style-name="P5" draw:layer="layout" svg:width="2.027cm" svg:height="1.593cm" svg:x="15.178cm" svg:y="9.647cm">
            <text:p text:style-name="P3"><text:span text:style-name="T2">Ro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3" draw:style-name="gr5" draw:text-style-name="P5" draw:layer="layout" svg:width="2.399cm" svg:height="1.594cm" svg:x="10.368cm" svg:y="9.588cm">
            <text:p text:style-name="P3"><text:span text:style-name="T2">Fre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4" draw:style-name="gr6" draw:text-style-name="P7" draw:layer="layout" svg:width="2.476cm" svg:height="2.1cm" svg:x="4.945cm" svg:y="9.365cm">
            <text:p text:style-name="P6"><text:span text:style-name="T3">Maitre </text:span></text:p>
            <text:p text:style-name="P6"><text:span text:style-name="T3">cylind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15" draw:style-name="gr7" draw:text-style-name="P1" draw:layer="layout" svg:width="1.499cm" svg:height="0.001cm" svg:x="18.641cm" svg:y="10.49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12" draw:style-name="gr8" draw:text-style-name="P1" draw:layer="layout" svg:width="0.629cm" svg:height="0.001cm" svg:x="19.118cm" svg:y="10.4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13" draw:style-name="gr9" draw:text-style-name="P8" draw:layer="layout" svg:width="1.262cm" svg:height="1.013cm" svg:x="18.985cm" svg:y="9.296cm">
            <text:p text:style-name="P6"><text:span text:style-name="T4">f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45" draw:style-name="gr10" draw:text-style-name="P1" draw:layer="layout" svg:width="1.501cm" svg:height="0.001cm" svg:x="17.14cm" svg:y="10.49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46" draw:style-name="gr11" draw:text-style-name="P1" draw:layer="layout" svg:width="0.631cm" svg:height="0.001cm" draw:transform="rotate (-3.14159265358979) translate (18.174cm 10.49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48" draw:style-name="gr12" draw:text-style-name="P8" draw:layer="layout" svg:width="1.262cm" svg:height="1.013cm" svg:x="17.048cm" svg:y="9.296cm">
            <text:p text:style-name="P6"><text:span text:style-name="T4">f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14.107cm" svg:y="10.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14.407cm" svg:y="10.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14" draw:text-style-name="P8" draw:layer="layout" svg:width="1.262cm" svg:height="1.013cm" svg:x="13.974cm" svg:y="9.3cm">
            <text:p text:style-name="P6"><text:span text:style-name="T4">C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2" draw:style-name="gr15" draw:text-style-name="P8" draw:layer="layout" svg:width="1.262cm" svg:height="1.013cm" svg:x="12.637cm" svg:y="9.3cm">
            <text:p text:style-name="P6"><text:span text:style-name="T4">C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6" draw:style-name="gr16" draw:text-style-name="P8" draw:layer="layout" svg:width="1.999cm" svg:height="1.013cm" svg:x="7.148cm" svg:y="9.199cm">
            <text:p text:style-name="P6"><text:span text:style-name="T4">Dm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80">
            <draw:line draw:name="Connecteur droit 81" draw:style-name="gr1" draw:text-style-name="P1" draw:layer="layout" svg:x1="16.908cm" svg:y1="11.195cm" svg:x2="16.908cm" svg:y2="11.808cm">
              <text:p/>
            </draw:line>
            <draw:custom-shape draw:name="Triangle isocèle 82" draw:style-name="gr2" draw:text-style-name="P2" draw:layer="layout" svg:width="0.721cm" svg:height="0.407cm" svg:x="16.547cm" svg:y="11.7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3">
            <draw:line draw:name="Connecteur droit 84" draw:style-name="gr1" draw:text-style-name="P1" draw:layer="layout" svg:x1="15.708cm" svg:y1="11.195cm" svg:x2="15.708cm" svg:y2="11.808cm">
              <text:p/>
            </draw:line>
            <draw:custom-shape draw:name="Triangle isocèle 85" draw:style-name="gr2" draw:text-style-name="P2" draw:layer="layout" svg:width="0.721cm" svg:height="0.407cm" svg:x="15.347cm" svg:y="11.7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6">
            <draw:line draw:name="Connecteur droit 87" draw:style-name="gr1" draw:text-style-name="P1" draw:layer="layout" svg:x1="12.507cm" svg:y1="11.295cm" svg:x2="12.507cm" svg:y2="11.908cm">
              <text:p/>
            </draw:line>
            <draw:custom-shape draw:name="Triangle isocèle 88" draw:style-name="gr2" draw:text-style-name="P2" draw:layer="layout" svg:width="0.721cm" svg:height="0.407cm" svg:x="12.147cm" svg:y="11.8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9">
            <draw:line draw:name="Connecteur droit 90" draw:style-name="gr1" draw:text-style-name="P1" draw:layer="layout" svg:x1="10.907cm" svg:y1="11.295cm" svg:x2="10.907cm" svg:y2="11.908cm">
              <text:p/>
            </draw:line>
            <draw:custom-shape draw:name="Triangle isocèle 91" draw:style-name="gr2" draw:text-style-name="P2" draw:layer="layout" svg:width="0.721cm" svg:height="0.407cm" svg:x="10.547cm" svg:y="11.8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92">
            <draw:line draw:name="Connecteur droit 93" draw:style-name="gr1" draw:text-style-name="P1" draw:layer="layout" svg:x1="7.185cm" svg:y1="11.495cm" svg:x2="7.185cm" svg:y2="12.108cm">
              <text:p/>
            </draw:line>
            <draw:custom-shape draw:name="Triangle isocèle 94" draw:style-name="gr2" draw:text-style-name="P2" draw:layer="layout" svg:width="0.721cm" svg:height="0.407cm" svg:x="6.824cm" svg:y="12.081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onnecteur droit avec flèche 99" draw:style-name="gr17" draw:text-style-name="P1" draw:layer="layout" svg:width="1.985cm" svg:height="0.001cm" svg:x="3.047cm" svg:y="10.3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ZoneTexte 106" draw:style-name="gr18" draw:text-style-name="P8" draw:layer="layout" svg:width="2.801cm" svg:height="0.927cm" svg:x="2.246cm" svg:y="9.373cm">
            <text:p text:style-name="P6"><text:span text:style-name="T5">18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72" draw:style-name="gr19" draw:text-style-name="P1" draw:layer="layout" svg:width="0.879cm" svg:height="0.001cm" svg:x="12.74cm" svg:y="10.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20" draw:text-style-name="P1" draw:layer="layout" svg:width="0.969cm" svg:height="0.002cm" draw:transform="rotate (-3.14159265358979) translate (14.107cm 10.501cm)">
            <text:p/>
            <draw:enhanced-geometry draw:mirror-horizontal="false" draw:mirror-vertical="true" svg:viewBox="0 0 21600 21600" draw:type="mso-spt32" draw:enhanced-path="M 0 0 L 21600 21600 N"/>
          </draw:custom-shape>
          <draw:g>
            <draw:custom-shape draw:name="Connecteur droit avec flèche 72" draw:style-name="gr21" draw:text-style-name="P1" draw:layer="layout" svg:width="1.499cm" svg:height="0.001cm" svg:x="7.443cm" svg:y="10.398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Connecteur droit avec flèche 57" draw:style-name="gr8" draw:text-style-name="P1" draw:layer="layout" svg:width="0.629cm" svg:height="0.001cm" draw:transform="rotate (-3.14159265358979) translate (8.49cm 10.371cm)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ZoneTexte 97" draw:style-name="gr22" draw:text-style-name="P9" draw:layer="layout" svg:width="0.829cm" svg:height="1.013cm" svg:x="8.93cm" svg:y="10.787cm">
            <text:p text:style-name="P3"><text:span text:style-name="T4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9.239cm" svg:y="10.39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9.539cm" svg:y="10.39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23" draw:text-style-name="P10" draw:layer="layout" svg:width="1.262cm" svg:height="0.885cm" svg:x="9.106cm" svg:y="9.199cm">
            <text:p text:style-name="P6"><text:span text:style-name="T1">D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4" draw:text-style-name="P11" draw:layer="layout" svg:x1="8.6cm" svg:y1="9.8cm" svg:x2="8.6cm" svg:y2="12.8cm">
          <text:p/>
        </draw:line>
        <draw:g draw:name="Groupe 26">
          <draw:line draw:name="Connecteur droit 21" draw:style-name="gr1" draw:text-style-name="P1" draw:layer="layout" svg:x1="6.712cm" svg:y1="3.078cm" svg:x2="6.712cm" svg:y2="3.691cm">
            <text:p/>
          </draw:line>
          <draw:custom-shape draw:name="Triangle isocèle 22" draw:style-name="gr2" draw:text-style-name="P2" draw:layer="layout" svg:width="0.721cm" svg:height="0.407cm" svg:x="6.352cm" svg:y="3.663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ZoneTexte 34" draw:style-name="gr25" draw:text-style-name="P4" draw:layer="layout" svg:width="2.828cm" svg:height="1.636cm" svg:x="5.609cm" svg:y="1.413cm">
          <text:p text:style-name="P3"><text:span text:style-name="T1">Vehic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26" draw:text-style-name="P1" draw:layer="layout" svg:width="2.978cm" svg:height="0.06cm" svg:x="2.563cm" svg:y="2.2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2" draw:style-name="gr27" draw:text-style-name="P1" draw:layer="layout" svg:width="1.528cm" svg:height="0.001cm" svg:x="0.8cm" svg:y="2.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13" draw:style-name="gr28" draw:text-style-name="P8" draw:layer="layout" svg:width="2.866cm" svg:height="1.013cm" svg:x="0.063cm" svg:y="1cm">
          <text:p text:style-name="P6"><text:span text:style-name="T4">2800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 draw:name="Groupe 26">
            <draw:line draw:name="Connecteur droit 21" draw:style-name="gr1" draw:text-style-name="P1" draw:layer="layout" svg:x1="21.703cm" svg:y1="2.989cm" svg:x2="21.703cm" svg:y2="3.602cm">
              <text:p/>
            </draw:line>
            <draw:custom-shape draw:name="Triangle isocèle 22" draw:style-name="gr2" draw:text-style-name="P2" draw:layer="layout" svg:width="0.721cm" svg:height="0.407cm" svg:x="21.343cm" svg:y="3.574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ZoneTexte 34" draw:style-name="gr29" draw:text-style-name="P4" draw:layer="layout" svg:width="2.828cm" svg:height="1.636cm" svg:x="20.6cm" svg:y="1.324cm">
            <text:p text:style-name="P3"><text:span text:style-name="T1">Vehic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2" draw:style-name="gr30" draw:text-style-name="P5" draw:layer="layout" svg:width="2.027cm" svg:height="1.593cm" svg:x="15.551cm" svg:y="1.362cm">
            <text:p text:style-name="P3"><text:span text:style-name="T2">Ro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15" draw:style-name="gr7" draw:text-style-name="P1" draw:layer="layout" svg:width="1.499cm" svg:height="0.001cm" svg:x="19.014cm" svg:y="2.21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12" draw:style-name="gr8" draw:text-style-name="P1" draw:layer="layout" svg:width="0.629cm" svg:height="0.001cm" svg:x="19.491cm" svg:y="2.2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13" draw:style-name="gr31" draw:text-style-name="P8" draw:layer="layout" svg:width="1.262cm" svg:height="1.013cm" svg:x="19.358cm" svg:y="1.011cm">
            <text:p text:style-name="P6"><text:span text:style-name="T4">f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45" draw:style-name="gr10" draw:text-style-name="P1" draw:layer="layout" svg:width="1.501cm" svg:height="0.001cm" svg:x="17.513cm" svg:y="2.21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46" draw:style-name="gr11" draw:text-style-name="P1" draw:layer="layout" svg:width="0.631cm" svg:height="0.001cm" draw:transform="rotate (-3.14159265358979) translate (18.547cm 2.20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48" draw:style-name="gr32" draw:text-style-name="P8" draw:layer="layout" svg:width="1.262cm" svg:height="1.013cm" svg:x="17.421cm" svg:y="1.011cm">
            <text:p text:style-name="P6"><text:span text:style-name="T4">f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7" draw:style-name="gr8" draw:text-style-name="P1" draw:layer="layout" svg:width="0.629cm" svg:height="0.001cm" svg:x="14.08cm" svg:y="2.2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33" draw:text-style-name="P8" draw:layer="layout" svg:width="2.723cm" svg:height="1.013cm" svg:x="9.428cm" svg:y="1.015cm">
            <text:p text:style-name="P6"><text:span text:style-name="T4">800 N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80">
            <draw:line draw:name="Connecteur droit 81" draw:style-name="gr1" draw:text-style-name="P1" draw:layer="layout" svg:x1="17.281cm" svg:y1="2.91cm" svg:x2="17.281cm" svg:y2="3.523cm">
              <text:p/>
            </draw:line>
            <draw:custom-shape draw:name="Triangle isocèle 82" draw:style-name="gr2" draw:text-style-name="P2" draw:layer="layout" svg:width="0.721cm" svg:height="0.407cm" svg:x="16.92cm" svg:y="3.495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3">
            <draw:line draw:name="Connecteur droit 84" draw:style-name="gr1" draw:text-style-name="P1" draw:layer="layout" svg:x1="16.081cm" svg:y1="2.91cm" svg:x2="16.081cm" svg:y2="3.523cm">
              <text:p/>
            </draw:line>
            <draw:custom-shape draw:name="Triangle isocèle 85" draw:style-name="gr2" draw:text-style-name="P2" draw:layer="layout" svg:width="0.721cm" svg:height="0.407cm" svg:x="15.72cm" svg:y="3.495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onnecteur droit avec flèche 15" draw:style-name="gr26" draw:text-style-name="P1" draw:layer="layout" svg:width="2.978cm" svg:height="0.06cm" svg:x="12.573cm" svg:y="2.151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Connecteur droit avec flèche 57" draw:style-name="gr34" draw:text-style-name="P1" draw:layer="layout" svg:width="1.473cm" svg:height="0.001cm" svg:x="10.991cm" svg:y="2.151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>
          <draw:line draw:style-name="gr24" draw:text-style-name="P11" draw:layer="layout" svg:x1="9.519cm" svg:y1="5.064cm" svg:x2="9.519cm" svg:y2="8.064cm">
            <text:p/>
          </draw:line>
          <draw:g draw:name="Groupe 26">
            <draw:line draw:name="Connecteur droit 21" draw:style-name="gr1" draw:text-style-name="P1" draw:layer="layout" svg:x1="19.428cm" svg:y1="6.675cm" svg:x2="19.428cm" svg:y2="7.288cm">
              <text:p/>
            </draw:line>
            <draw:custom-shape draw:name="Triangle isocèle 22" draw:style-name="gr2" draw:text-style-name="P2" draw:layer="layout" svg:width="0.721cm" svg:height="0.407cm" svg:x="19.068cm" svg:y="7.26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ZoneTexte 34" draw:style-name="gr35" draw:text-style-name="P4" draw:layer="layout" svg:width="2.828cm" svg:height="1.636cm" svg:x="18.325cm" svg:y="5.01cm">
            <text:p text:style-name="P3"><text:span text:style-name="T1">Vehic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2" draw:style-name="gr36" draw:text-style-name="P5" draw:layer="layout" svg:width="2.027cm" svg:height="1.593cm" svg:x="13.276cm" svg:y="5.048cm">
            <text:p text:style-name="P3"><text:span text:style-name="T2">Ro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3" draw:style-name="gr37" draw:text-style-name="P5" draw:layer="layout" svg:width="2.399cm" svg:height="1.594cm" svg:x="8.466cm" svg:y="4.989cm">
            <text:p text:style-name="P3"><text:span text:style-name="T2">Fre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15" draw:style-name="gr7" draw:text-style-name="P1" draw:layer="layout" svg:width="1.499cm" svg:height="0.001cm" svg:x="16.739cm" svg:y="5.8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12" draw:style-name="gr8" draw:text-style-name="P1" draw:layer="layout" svg:width="0.629cm" svg:height="0.001cm" svg:x="17.216cm" svg:y="5.8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13" draw:style-name="gr38" draw:text-style-name="P8" draw:layer="layout" svg:width="1.262cm" svg:height="1.013cm" svg:x="17.083cm" svg:y="4.697cm">
            <text:p text:style-name="P6"><text:span text:style-name="T4">f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45" draw:style-name="gr10" draw:text-style-name="P1" draw:layer="layout" svg:width="1.501cm" svg:height="0.001cm" svg:x="15.238cm" svg:y="5.8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46" draw:style-name="gr11" draw:text-style-name="P1" draw:layer="layout" svg:width="0.631cm" svg:height="0.001cm" draw:transform="rotate (-3.14159265358979) translate (16.272cm 5.89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48" draw:style-name="gr39" draw:text-style-name="P8" draw:layer="layout" svg:width="1.262cm" svg:height="1.013cm" svg:x="15.146cm" svg:y="4.697cm">
            <text:p text:style-name="P6"><text:span text:style-name="T4">f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12.205cm" svg:y="5.9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12.505cm" svg:y="5.9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40" draw:text-style-name="P8" draw:layer="layout" svg:width="1.262cm" svg:height="1.013cm" svg:x="12.072cm" svg:y="4.701cm">
            <text:p text:style-name="P6"><text:span text:style-name="T4">C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2" draw:style-name="gr41" draw:text-style-name="P8" draw:layer="layout" svg:width="1.262cm" svg:height="1.013cm" svg:x="10.735cm" svg:y="4.701cm">
            <text:p text:style-name="P6"><text:span text:style-name="T4">C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80">
            <draw:line draw:name="Connecteur droit 81" draw:style-name="gr1" draw:text-style-name="P1" draw:layer="layout" svg:x1="15.006cm" svg:y1="6.596cm" svg:x2="15.006cm" svg:y2="7.209cm">
              <text:p/>
            </draw:line>
            <draw:custom-shape draw:name="Triangle isocèle 82" draw:style-name="gr2" draw:text-style-name="P2" draw:layer="layout" svg:width="0.721cm" svg:height="0.407cm" svg:x="14.645cm" svg:y="7.181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3">
            <draw:line draw:name="Connecteur droit 84" draw:style-name="gr1" draw:text-style-name="P1" draw:layer="layout" svg:x1="13.806cm" svg:y1="6.596cm" svg:x2="13.806cm" svg:y2="7.209cm">
              <text:p/>
            </draw:line>
            <draw:custom-shape draw:name="Triangle isocèle 85" draw:style-name="gr2" draw:text-style-name="P2" draw:layer="layout" svg:width="0.721cm" svg:height="0.407cm" svg:x="13.445cm" svg:y="7.181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6">
            <draw:line draw:name="Connecteur droit 87" draw:style-name="gr1" draw:text-style-name="P1" draw:layer="layout" svg:x1="10.605cm" svg:y1="6.696cm" svg:x2="10.605cm" svg:y2="7.309cm">
              <text:p/>
            </draw:line>
            <draw:custom-shape draw:name="Triangle isocèle 88" draw:style-name="gr2" draw:text-style-name="P2" draw:layer="layout" svg:width="0.721cm" svg:height="0.407cm" svg:x="10.245cm" svg:y="7.281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9">
            <draw:line draw:name="Connecteur droit 90" draw:style-name="gr1" draw:text-style-name="P1" draw:layer="layout" svg:x1="9.005cm" svg:y1="6.696cm" svg:x2="9.005cm" svg:y2="7.309cm">
              <text:p/>
            </draw:line>
            <draw:custom-shape draw:name="Triangle isocèle 91" draw:style-name="gr2" draw:text-style-name="P2" draw:layer="layout" svg:width="0.721cm" svg:height="0.407cm" svg:x="8.645cm" svg:y="7.281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onnecteur droit avec flèche 72" draw:style-name="gr19" draw:text-style-name="P1" draw:layer="layout" svg:width="0.879cm" svg:height="0.001cm" svg:x="10.838cm" svg:y="5.9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20" draw:text-style-name="P1" draw:layer="layout" svg:width="0.969cm" svg:height="0.002cm" draw:transform="rotate (-3.14159265358979) translate (12.205cm 5.902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ZoneTexte 97" draw:style-name="gr42" draw:text-style-name="P9" draw:layer="layout" svg:width="2.59cm" svg:height="1.013cm" svg:x="4.25cm" svg:y="6.288cm">
            <text:p text:style-name="P3"><text:span text:style-name="T4">18 M P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43" draw:text-style-name="P1" draw:layer="layout" svg:width="2.834cm" svg:height="0.001cm" svg:x="5.553cm" svg:y="5.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7.037cm" svg:y="5.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44" draw:text-style-name="P10" draw:layer="layout" svg:width="1.262cm" svg:height="0.885cm" svg:x="6.604cm" svg:y="4.6cm">
            <text:p text:style-name="P6"><text:span text:style-name="T1">D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 draw:name="Groupe 26">
            <draw:line draw:name="Connecteur droit 21" draw:style-name="gr1" draw:text-style-name="P1" draw:layer="layout" svg:x1="22.475cm" svg:y1="17.575cm" svg:x2="22.475cm" svg:y2="18.188cm">
              <text:p/>
            </draw:line>
            <draw:custom-shape draw:name="Triangle isocèle 22" draw:style-name="gr2" draw:text-style-name="P2" draw:layer="layout" svg:width="0.721cm" svg:height="0.407cm" svg:x="22.115cm" svg:y="18.16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ZoneTexte 34" draw:style-name="gr45" draw:text-style-name="P4" draw:layer="layout" svg:width="2.828cm" svg:height="1.636cm" svg:x="21.372cm" svg:y="15.91cm">
            <text:p text:style-name="P3"><text:span text:style-name="T1">Vehic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2" draw:style-name="gr46" draw:text-style-name="P5" draw:layer="layout" svg:width="2.027cm" svg:height="1.593cm" svg:x="16.323cm" svg:y="15.948cm">
            <text:p text:style-name="P3"><text:span text:style-name="T2">Ro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3" draw:style-name="gr47" draw:text-style-name="P5" draw:layer="layout" svg:width="2.399cm" svg:height="1.594cm" svg:x="11.513cm" svg:y="15.889cm">
            <text:p text:style-name="P3"><text:span text:style-name="T2">Fre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4" draw:style-name="gr48" draw:text-style-name="P7" draw:layer="layout" svg:width="2.476cm" svg:height="2.1cm" svg:x="6.09cm" svg:y="15.666cm">
            <text:p text:style-name="P6"><text:span text:style-name="T3">Maitre </text:span></text:p>
            <text:p text:style-name="P6"><text:span text:style-name="T3">cylind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15" draw:style-name="gr7" draw:text-style-name="P1" draw:layer="layout" svg:width="1.499cm" svg:height="0.001cm" svg:x="19.786cm" svg:y="16.7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12" draw:style-name="gr8" draw:text-style-name="P1" draw:layer="layout" svg:width="0.629cm" svg:height="0.001cm" svg:x="20.263cm" svg:y="16.7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13" draw:style-name="gr49" draw:text-style-name="P8" draw:layer="layout" svg:width="1.262cm" svg:height="1.013cm" svg:x="20.13cm" svg:y="15.597cm">
            <text:p text:style-name="P6"><text:span text:style-name="T4">f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45" draw:style-name="gr10" draw:text-style-name="P1" draw:layer="layout" svg:width="1.501cm" svg:height="0.001cm" svg:x="18.285cm" svg:y="16.7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46" draw:style-name="gr11" draw:text-style-name="P1" draw:layer="layout" svg:width="0.631cm" svg:height="0.001cm" draw:transform="rotate (-3.14159265358979) translate (19.319cm 16.79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48" draw:style-name="gr50" draw:text-style-name="P8" draw:layer="layout" svg:width="1.262cm" svg:height="1.013cm" svg:x="18.193cm" svg:y="15.597cm">
            <text:p text:style-name="P6"><text:span text:style-name="T4">f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15.252cm" svg:y="16.8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15.552cm" svg:y="16.8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51" draw:text-style-name="P8" draw:layer="layout" svg:width="1.262cm" svg:height="1.013cm" svg:x="15.119cm" svg:y="15.601cm">
            <text:p text:style-name="P6"><text:span text:style-name="T4">C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2" draw:style-name="gr52" draw:text-style-name="P8" draw:layer="layout" svg:width="1.262cm" svg:height="1.013cm" svg:x="13.782cm" svg:y="15.601cm">
            <text:p text:style-name="P6"><text:span text:style-name="T4">C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6" draw:style-name="gr53" draw:text-style-name="P8" draw:layer="layout" svg:width="1.999cm" svg:height="1.013cm" svg:x="8.293cm" svg:y="15.5cm">
            <text:p text:style-name="P6"><text:span text:style-name="T4">Dm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80">
            <draw:line draw:name="Connecteur droit 81" draw:style-name="gr1" draw:text-style-name="P1" draw:layer="layout" svg:x1="18.053cm" svg:y1="17.496cm" svg:x2="18.053cm" svg:y2="18.109cm">
              <text:p/>
            </draw:line>
            <draw:custom-shape draw:name="Triangle isocèle 82" draw:style-name="gr2" draw:text-style-name="P2" draw:layer="layout" svg:width="0.721cm" svg:height="0.407cm" svg:x="17.692cm" svg:y="18.081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3">
            <draw:line draw:name="Connecteur droit 84" draw:style-name="gr1" draw:text-style-name="P1" draw:layer="layout" svg:x1="16.853cm" svg:y1="17.496cm" svg:x2="16.853cm" svg:y2="18.109cm">
              <text:p/>
            </draw:line>
            <draw:custom-shape draw:name="Triangle isocèle 85" draw:style-name="gr2" draw:text-style-name="P2" draw:layer="layout" svg:width="0.721cm" svg:height="0.407cm" svg:x="16.492cm" svg:y="18.081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6">
            <draw:line draw:name="Connecteur droit 87" draw:style-name="gr1" draw:text-style-name="P1" draw:layer="layout" svg:x1="13.652cm" svg:y1="17.596cm" svg:x2="13.652cm" svg:y2="18.209cm">
              <text:p/>
            </draw:line>
            <draw:custom-shape draw:name="Triangle isocèle 88" draw:style-name="gr2" draw:text-style-name="P2" draw:layer="layout" svg:width="0.721cm" svg:height="0.407cm" svg:x="13.292cm" svg:y="18.181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9">
            <draw:line draw:name="Connecteur droit 90" draw:style-name="gr1" draw:text-style-name="P1" draw:layer="layout" svg:x1="12.052cm" svg:y1="17.596cm" svg:x2="12.052cm" svg:y2="18.209cm">
              <text:p/>
            </draw:line>
            <draw:custom-shape draw:name="Triangle isocèle 91" draw:style-name="gr2" draw:text-style-name="P2" draw:layer="layout" svg:width="0.721cm" svg:height="0.407cm" svg:x="11.692cm" svg:y="18.181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92">
            <draw:line draw:name="Connecteur droit 93" draw:style-name="gr1" draw:text-style-name="P1" draw:layer="layout" svg:x1="8.33cm" svg:y1="17.796cm" svg:x2="8.33cm" svg:y2="18.409cm">
              <text:p/>
            </draw:line>
            <draw:custom-shape draw:name="Triangle isocèle 94" draw:style-name="gr2" draw:text-style-name="P2" draw:layer="layout" svg:width="0.721cm" svg:height="0.407cm" svg:x="7.969cm" svg:y="18.382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onnecteur droit avec flèche 99" draw:style-name="gr54" draw:text-style-name="P1" draw:layer="layout" svg:width="4.977cm" svg:height="0.009cm" svg:x="1.2cm" svg:y="16.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onnecteur droit avec flèche 72" draw:style-name="gr19" draw:text-style-name="P1" draw:layer="layout" svg:width="0.879cm" svg:height="0.001cm" svg:x="13.885cm" svg:y="16.8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20" draw:text-style-name="P1" draw:layer="layout" svg:width="0.969cm" svg:height="0.002cm" draw:transform="rotate (-3.14159265358979) translate (15.252cm 16.802cm)">
            <text:p/>
            <draw:enhanced-geometry draw:mirror-horizontal="false" draw:mirror-vertical="true" svg:viewBox="0 0 21600 21600" draw:type="mso-spt32" draw:enhanced-path="M 0 0 L 21600 21600 N"/>
          </draw:custom-shape>
          <draw:g>
            <draw:custom-shape draw:name="Connecteur droit avec flèche 72" draw:style-name="gr21" draw:text-style-name="P1" draw:layer="layout" svg:width="1.499cm" svg:height="0.001cm" svg:x="8.588cm" svg:y="16.699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Connecteur droit avec flèche 57" draw:style-name="gr8" draw:text-style-name="P1" draw:layer="layout" svg:width="0.629cm" svg:height="0.001cm" draw:transform="rotate (-3.14159265358979) translate (9.635cm 16.672cm)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ZoneTexte 97" draw:style-name="gr55" draw:text-style-name="P9" draw:layer="layout" svg:width="0.829cm" svg:height="1.013cm" svg:x="10.075cm" svg:y="17.088cm">
            <text:p text:style-name="P3"><text:span text:style-name="T4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10.384cm" svg:y="16.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10.684cm" svg:y="16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56" draw:text-style-name="P10" draw:layer="layout" svg:width="1.262cm" svg:height="0.885cm" svg:x="10.251cm" svg:y="15.5cm">
            <text:p text:style-name="P6"><text:span text:style-name="T1">D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4" draw:text-style-name="P11" draw:layer="layout" svg:x1="9.345cm" svg:y1="14.301cm" svg:x2="9.345cm" svg:y2="17.301cm">
          <text:p/>
        </draw:line>
        <draw:custom-shape draw:name="Connecteur droit avec flèche 99" draw:style-name="gr57" draw:text-style-name="P1" draw:layer="layout" svg:width="1.185cm" svg:height="0.001cm" svg:x="1.115cm" svg:y="15.5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9" draw:style-name="gr58" draw:text-style-name="P1" draw:layer="layout" svg:width="1.985cm" svg:height="0.001cm" svg:x="3.715cm" svg:y="13.9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9" draw:style-name="gr59" draw:text-style-name="P1" draw:layer="layout" svg:width="1.415cm" svg:height="1.599cm" svg:x="2.3cm" svg:y="13.9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97" draw:style-name="gr60" draw:text-style-name="P12" draw:layer="layout" svg:width="1.654cm" svg:height="0.758cm" svg:x="1.49cm" svg:y="15.8cm">
          <text:p text:style-name="P3"><text:span text:style-name="T6">1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7" draw:style-name="gr61" draw:text-style-name="P12" draw:layer="layout" svg:width="1.654cm" svg:height="0.758cm" svg:x="3.077cm" svg:y="15.787cm">
          <text:p text:style-name="P3"><text:span text:style-name="T6">6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9" draw:style-name="gr62" draw:text-style-name="P1" draw:layer="layout" svg:width="0.001cm" svg:height="2.8cm" svg:x="3.8cm" svg:y="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97" draw:style-name="gr63" draw:text-style-name="P12" draw:layer="layout" svg:width="1.147cm" svg:height="0.758cm" svg:x="0.198cm" svg:y="13.442cm">
          <text:p text:style-name="P3"><text:span text:style-name="T6">1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9" draw:style-name="gr64" draw:text-style-name="P1" draw:layer="layout" svg:width="2.301cm" svg:height="0.001cm" svg:x="1.414cm" svg:y="13.9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97" draw:style-name="gr65" draw:text-style-name="P12" draw:layer="layout" svg:width="0.719cm" svg:height="0.758cm" svg:x="0.269cm" svg:y="15.2cm">
          <text:p text:style-name="P3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9" draw:style-name="gr59" draw:text-style-name="P1" draw:layer="layout" svg:width="1.415cm" svg:height="1.599cm" svg:x="2.3cm" svg:y="13.9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9" draw:style-name="gr66" draw:text-style-name="P1" draw:layer="layout" svg:width="0.001cm" svg:height="1.599cm" svg:x="2.299cm" svg:y="13.9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9" draw:style-name="gr67" draw:text-style-name="P1" draw:layer="layout" svg:width="4.7cm" svg:height="0.001cm" svg:x="2.3cm" svg:y="13.98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97" draw:style-name="gr68" draw:text-style-name="P13" draw:layer="layout" svg:width="2.65cm" svg:height="0.758cm" svg:x="-0.115cm" svg:y="12.2cm">
          <text:p text:style-name="P3"><text:span text:style-name="T7">Signal C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9" draw:style-name="gr69" draw:text-style-name="P1" draw:layer="layout" svg:width="1.6cm" svg:height="1.198cm" svg:x="1.8cm" svg:y="12.8cm">
          <text:p/>
          <draw:enhanced-geometry draw:mirror-horizontal="true" draw:mirror-vertical="true" svg:viewBox="0 0 21600 21600" draw:type="mso-spt32" draw:enhanced-path="M 0 0 L 21600 21600 N"/>
        </draw:custom-shape>
        <draw:circle draw:style-name="gr70" draw:text-style-name="P15" draw:layer="layout" svg:width="1.8cm" svg:height="1.8cm" svg:x="2.5cm" svg:y="2.8cm">
          <text:p text:style-name="P14"><text:span text:style-name="T8">1</text:span></text:p>
        </draw:circle>
        <draw:circle draw:style-name="gr70" draw:text-style-name="P15" draw:layer="layout" svg:width="1.8cm" svg:height="1.8cm" svg:x="23.4cm" svg:y="2.8cm">
          <text:p text:style-name="P14"><text:span text:style-name="T8">2</text:span></text:p>
        </draw:circle>
        <draw:circle draw:style-name="gr70" draw:text-style-name="P15" draw:layer="layout" svg:width="1.8cm" svg:height="1.8cm" svg:x="21.4cm" svg:y="6cm">
          <text:p text:style-name="P14"><text:span text:style-name="T8">3</text:span></text:p>
        </draw:circle>
        <draw:circle draw:style-name="gr70" draw:text-style-name="P15" draw:layer="layout" svg:width="1.8cm" svg:height="1.8cm" svg:x="23cm" svg:y="11.2cm">
          <text:p text:style-name="P14"><text:span text:style-name="T8">4</text:span></text:p>
        </draw:circle>
        <draw:circle draw:style-name="gr70" draw:text-style-name="P15" draw:layer="layout" svg:width="1.8cm" svg:height="1.8cm" svg:x="23.4cm" svg:y="17cm">
          <text:p text:style-name="P14"><text:span text:style-name="T8">5</text:span></text:p>
        </draw:circle>
        <draw:frame draw:style-name="gr71" draw:text-style-name="P16" draw:layer="layout" svg:width="1.4cm" svg:height="1.529cm" svg:x="18.4cm" svg:y="0.6cm">
          <draw:text-box>
            <text:p text:style-name="P6"><text:span text:style-name="T9">T1</text:span></text:p>
          </draw:text-box>
        </draw:frame>
        <draw:frame draw:style-name="gr71" draw:text-style-name="P16" draw:layer="layout" svg:width="1.4cm" svg:height="1.529cm" svg:x="11.8cm" svg:y="0.8cm">
          <draw:text-box>
            <text:p text:style-name="P6"><text:span text:style-name="T9">T2</text:span></text:p>
          </draw:text-box>
        </draw:frame>
        <draw:frame draw:style-name="gr71" draw:text-style-name="P16" draw:layer="layout" svg:width="1.4cm" svg:height="1.529cm" svg:x="16cm" svg:y="4.6cm">
          <draw:text-box>
            <text:p text:style-name="P6"><text:span text:style-name="T9">T1</text:span></text:p>
          </draw:text-box>
        </draw:frame>
        <draw:frame draw:style-name="gr72" draw:text-style-name="P16" draw:layer="layout" svg:width="1.4cm" svg:height="1.729cm" svg:x="11.4cm" svg:y="4cm">
          <draw:text-box>
            <text:p text:style-name="P6"><text:span text:style-name="T9">T2</text:span></text:p>
          </draw:text-box>
        </draw:frame>
        <draw:frame draw:style-name="gr72" draw:text-style-name="P16" draw:layer="layout" svg:width="1.4cm" svg:height="1.729cm" svg:x="4.8cm" svg:y="4.471cm">
          <draw:text-box>
            <text:p text:style-name="P6"><text:span text:style-name="T9">T3</text:span></text:p>
          </draw:text-box>
        </draw:frame>
        <draw:custom-shape draw:name="Connecteur droit avec flèche 57" draw:style-name="gr8" draw:text-style-name="P1" draw:layer="layout" svg:width="0.629cm" svg:height="0.001cm" svg:x="3.871cm" svg:y="2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3" draw:style-name="gr73" draw:text-style-name="P8" draw:layer="layout" svg:width="1.262cm" svg:height="1.013cm" svg:x="3.538cm" svg:y="1cm">
          <text:p text:style-name="P6"><text:span text:style-name="T4">f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74" draw:text-style-name="P8" draw:layer="layout" svg:width="1.262cm" svg:height="1.013cm" svg:x="13.6cm" svg:y="1cm">
          <text:p text:style-name="P6"><text:span text:style-name="T4">C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17" draw:layer="layout" svg:width="18.981cm" svg:height="0.962cm" svg:x="5.8cm" svg:y="14.3cm">
          <draw:text-box>
            <text:p><text:s/>Signal COND : real:=0.0 ; <text:s/>……. <text:s text:c="2"/>COND &lt; = 180.0 after 100 ms ;</text:p>
          </draw:text-box>
        </draw:frame>
        <presentation:notes draw:style-name="dp2">
          <draw:page-thumbnail draw:style-name="gr76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3" draw:display-name="Extrémités de flèche 3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draw:marker draw:name="msArrowOvalEnd_20_9" draw:display-name="msArrowOvalEnd 9" svg:viewBox="0 0 500 500" svg:d="M250 0l125 35 90 90 35 125-35 125-90 90-125 35-125-35-90-90-35-125 35-125 90-9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to-background" style:family="presentation">
      <style:graphic-properties draw:stroke="none" draw:fill="solid" draw:fill-color="#ffffff"/>
      <style:text-properties style:letter-kerning="true"/>
    </style:style>
    <style:style style:name="t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to-outline1" style:family="presentation">
      <style:graphic-properties draw:stroke="none" draw:fill="none" draw:auto-grow-height="false" draw:fit-to-size="shrink-to-fit">
        <text:list-style style:name="t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oto-outline2" style:family="presentation" style:parent-style-name="tot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to-outline3" style:family="presentation" style:parent-style-name="tot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to-outline4" style:family="presentation" style:parent-style-name="tot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to-outline5" style:family="presentation" style:parent-style-name="toto-outline4">
      <style:paragraph-properties fo:margin-top="0cm" fo:margin-bottom="0.1cm"/>
      <style:text-properties fo:font-size="20pt" style:font-size-asian="20pt" style:font-size-complex="20pt"/>
    </style:style>
    <style:style style:name="toto-outline6" style:family="presentation" style:parent-style-name="toto-outline5">
      <style:paragraph-properties fo:margin-top="0cm" fo:margin-bottom="0.1cm"/>
      <style:text-properties fo:font-size="20pt" style:font-size-asian="20pt" style:font-size-complex="20pt"/>
    </style:style>
    <style:style style:name="toto-outline7" style:family="presentation" style:parent-style-name="toto-outline6">
      <style:paragraph-properties fo:margin-top="0cm" fo:margin-bottom="0.1cm"/>
      <style:text-properties fo:font-size="20pt" style:font-size-asian="20pt" style:font-size-complex="20pt"/>
    </style:style>
    <style:style style:name="toto-outline8" style:family="presentation" style:parent-style-name="toto-outline7">
      <style:paragraph-properties fo:margin-top="0cm" fo:margin-bottom="0.1cm"/>
      <style:text-properties fo:font-size="20pt" style:font-size-asian="20pt" style:font-size-complex="20pt"/>
    </style:style>
    <style:style style:name="toto-outline9" style:family="presentation" style:parent-style-name="toto-outline8">
      <style:paragraph-properties fo:margin-top="0cm" fo:margin-bottom="0.1cm"/>
      <style:text-properties fo:font-size="20pt" style:font-size-asian="20pt" style:font-size-complex="20pt"/>
    </style:style>
    <style:style style:name="toto-subtitle" style:family="presentation">
      <style:graphic-properties draw:stroke="none" draw:fill="none" draw:textarea-vertical-align="middle">
        <text:list-style style:name="t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to-title" style:family="presentation">
      <style:graphic-properties draw:stroke="none" draw:fill="none" draw:textarea-vertical-align="middle">
        <text:list-style style:name="t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to-backgroundobjects">
      <style:graphic-properties draw:stroke="none" svg:stroke-width="0cm" draw:fill="none" draw:fill-color="#ffffff" draw:textarea-horizontal-align="center" draw:textarea-vertical-align="middle" draw:auto-grow-height="true" draw:fit-to-size="false" fo:min-height="11.049cm" fo:padding-top="0.1cm" fo:padding-bottom="0.1cm" fo:padding-left="0.2cm" fo:padding-right="0.2cm" fo:wrap-option="wrap"/>
    </style:style>
    <style:style style:name="Mpr2" style:family="presentation" style:parent-style-name="to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to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oto" style:page-layout-name="PM1" draw:style-name="Mdp1">
      <draw:frame draw:name="Espace réservé du numéro de diapositive 8" presentation:style-name="Mpr1" draw:text-style-name="MP6" draw:layer="backgroundobjects" svg:width="1.428cm" svg:height="11.249cm" svg:x="23.701cm" svg:y="12.70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draw:name="Espace réservé du pied de page 9" presentation:style-name="Mpr1" draw:text-style-name="MP6" draw:layer="backgroundobjects" svg:width="12.4cm" svg:height="11.249cm" svg:x="6.499cm" svg:y="12.701cm" presentation:class="footer" presentation:user-transformed="true">
        <draw:text-box>
          <text:p text:style-name="MP7"><text:span text:style-name="MT2">Introduction au langage VHDL-AMS - M2 SME - B. JAMMES</text:span></text:p>
        </draw:text-box>
      </draw:frame>
      <draw:frame draw:name="Image 3" draw:style-name="Mgr3" draw:text-style-name="MP8" draw:layer="backgroundobjects" svg:width="2.199cm" svg:height="0.828cm" svg:x="0.299cm" svg:y="17.877cm">
        <draw:image xlink:href="Pictures/10000000000000BF000000486DB1147798A61300.jpg" xlink:type="simple" xlink:show="embed" xlink:actuate="onLoad">
          <text:p/>
        </draw:image>
      </draw:frame>
      <draw:frame presentation:style-name="toto-title" draw:layer="backgroundobjects" svg:width="22.859cm" svg:height="3.18cm" svg:x="1.27cm" svg:y="0.76cm" presentation:class="title" presentation:placeholder="true">
        <draw:text-box/>
      </draw:frame>
      <draw:frame presentation:style-name="tot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oto-title" draw:layer="backgroundobjects" svg:width="14.848cm" svg:height="11.136cm" svg:x="3.075cm" svg:y="2.257cm" presentation:class="page"/>
        <draw:frame presentation:style-name="to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Bruno Jammes</meta:initial-creator>
    <meta:editing-cycles>203</meta:editing-cycles>
    <meta:print-date>2015-11-24T16:41:58</meta:print-date>
    <meta:creation-date>2012-01-12T16:18:05</meta:creation-date>
    <dc:date>2017-12-21T09:18:07.423071160</dc:date>
    <meta:editing-duration>PT11H35M14S</meta:editing-duration>
    <meta:generator>LibreOffice/5.0.6.2$Linux_X86_64 LibreOffice_project/00$Build-2</meta:generator>
    <meta:document-statistic meta:object-count="207"/>
    <meta:user-defined meta:name="AppVersion">14.0000</meta:user-defined>
    <meta:user-defined meta:name="Company">LAAS-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